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F00000194658975B850813396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6.5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191cm" fo:min-width="0.032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48cm" fo:min-width="3.178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57cm" fo:min-width="3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0pt" fo:background-color="transparen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T1" style:family="text">
      <style:text-properties fo:color="#000000" loext:opacity="100%" fo:background-color="transparen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4.5cm" svg:x="14cm" svg:y="10cm">
          <text:p text:style-name="P1">ADS1115 </text:p>
          <text:p text:style-name="P1">ADC Modu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cm" svg:y1="11cm" svg:x2="7cm" svg:y2="11cm">
          <text:p/>
        </draw:line>
        <draw:frame draw:style-name="gr3" draw:text-style-name="P3" draw:layer="layout" svg:width="1.632cm" svg:height="1cm" svg:x="5.35cm" svg:y="10.5cm">
          <draw:text-box>
            <text:p>3V3</text:p>
          </draw:text-box>
        </draw:frame>
        <draw:line draw:style-name="gr2" draw:text-style-name="P2" draw:layer="layout" svg:x1="14.001cm" svg:y1="12cm" svg:x2="11.001cm" svg:y2="12cm">
          <text:p/>
        </draw:line>
        <draw:frame draw:style-name="gr4" draw:text-style-name="P3" draw:layer="layout" svg:width="2.133cm" svg:height="0.962cm" svg:x="9.15cm" svg:y="11.5cm">
          <draw:text-box>
            <text:p>SDA</text:p>
          </draw:text-box>
        </draw:frame>
        <draw:line draw:style-name="gr2" draw:text-style-name="P2" draw:layer="layout" svg:x1="14.001cm" svg:y1="13cm" svg:x2="11.001cm" svg:y2="13cm">
          <text:p/>
        </draw:line>
        <draw:frame draw:style-name="gr3" draw:text-style-name="P3" draw:layer="layout" svg:width="1.999cm" svg:height="1cm" svg:x="9.251cm" svg:y="12.5cm">
          <draw:text-box>
            <text:p>SCL</text:p>
          </draw:text-box>
        </draw:frame>
        <draw:line draw:style-name="gr2" draw:text-style-name="P2" draw:layer="layout" svg:x1="14.001cm" svg:y1="14.1cm" svg:x2="11.001cm" svg:y2="14.1cm">
          <text:p/>
        </draw:line>
        <draw:frame draw:style-name="gr3" draw:text-style-name="P3" draw:layer="layout" svg:width="1.632cm" svg:height="1cm" svg:x="9.651cm" svg:y="13.6cm">
          <draw:text-box>
            <text:p>0V</text:p>
          </draw:text-box>
        </draw:frame>
        <draw:frame draw:style-name="gr5" draw:text-style-name="P2" draw:layer="layout" svg:width="4.873cm" svg:height="7.265cm" draw:transform="rotate (-1.5707963267949) translate (21.015cm 15.127cm)">
          <draw:image xlink:href="Pictures/100000000000010F00000194658975B850813396.png" xlink:type="simple" xlink:show="embed" xlink:actuate="onLoad" draw:mime-type="image/png">
            <text:p/>
          </draw:image>
        </draw:frame>
        <draw:line draw:style-name="gr2" draw:text-style-name="P2" draw:layer="layout" svg:x1="13.9cm" svg:y1="16.75cm" svg:x2="13cm" svg:y2="16.75cm">
          <text:p/>
        </draw:line>
        <draw:line draw:style-name="gr2" draw:text-style-name="P2" draw:layer="layout" svg:x1="13cm" svg:y1="14.1cm" svg:x2="13cm" svg:y2="16.8cm">
          <text:p/>
        </draw:line>
        <draw:line draw:style-name="gr2" draw:text-style-name="P2" draw:layer="layout" svg:x1="13.884cm" svg:y1="17.8cm" svg:x2="10.884cm" svg:y2="17.8cm">
          <text:p/>
        </draw:line>
        <draw:frame draw:style-name="gr6" draw:text-style-name="P3" draw:layer="layout" svg:width="2.534cm" svg:height="0.962cm" svg:x="8.65cm" svg:y="17.35cm">
          <draw:text-box>
            <text:p>GPIO4</text:p>
          </draw:text-box>
        </draw:frame>
        <draw:custom-shape draw:style-name="gr7" draw:text-style-name="P2" draw:layer="layout" svg:width="0.566cm" svg:height="1.475cm" draw:transform="rotate (1.5707963267949) translate (9.33cm 16.317cm)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35cm" svg:height="0.645cm" svg:x="9.468cm" svg:y="15.702cm">
          <draw:text-box>
            <text:p text:style-name="P4"><text:span text:style-name="T1">4 K7</text:span></text:p>
          </draw:text-box>
        </draw:frame>
        <draw:line draw:style-name="gr2" draw:text-style-name="P2" draw:layer="layout" svg:x1="12cm" svg:y1="16cm" svg:x2="12cm" svg:y2="17.85cm">
          <text:p/>
        </draw:line>
        <draw:line draw:style-name="gr2" draw:text-style-name="P2" draw:layer="layout" svg:x1="8cm" svg:y1="18.75cm" svg:x2="8cm" svg:y2="11cm">
          <text:p/>
        </draw:line>
        <draw:line draw:style-name="gr2" draw:text-style-name="P2" draw:layer="layout" svg:x1="13.9cm" svg:y1="18.75cm" svg:x2="8cm" svg:y2="18.75cm">
          <text:p/>
        </draw:line>
        <draw:line draw:style-name="gr2" draw:text-style-name="P2" draw:layer="layout" svg:x1="8.022cm" svg:y1="16cm" svg:x2="9.272cm" svg:y2="16cm">
          <text:p/>
        </draw:line>
        <draw:line draw:style-name="gr2" draw:text-style-name="P2" draw:layer="layout" svg:x1="10.794cm" svg:y1="16cm" svg:x2="12.044cm" svg:y2="16cm">
          <text:p/>
        </draw:line>
        <draw:custom-shape draw:style-name="gr9" draw:text-style-name="P6" draw:layer="layout" svg:width="6cm" svg:height="3cm" svg:x="14cm" svg:y="6cm">
          <text:p text:style-name="P6">Micro 5V to </text:p>
          <text:p text:style-name="P6">12V DC-DC step up boost modu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cm" svg:y1="6.75cm" svg:x2="10.75cm" svg:y2="6.75cm">
          <text:p/>
        </draw:line>
        <draw:line draw:style-name="gr2" draw:text-style-name="P2" draw:layer="layout" svg:x1="14cm" svg:y1="8.4cm" svg:x2="7cm" svg:y2="8.4cm">
          <text:p/>
        </draw:line>
        <draw:frame draw:style-name="gr3" draw:text-style-name="P3" draw:layer="layout" svg:width="1.632cm" svg:height="1cm" svg:x="9.65cm" svg:y="6.2cm">
          <draw:text-box>
            <text:p>5V</text:p>
          </draw:text-box>
        </draw:frame>
        <draw:frame draw:style-name="gr3" draw:text-style-name="P3" draw:layer="layout" svg:width="1.632cm" svg:height="1cm" svg:x="5.851cm" svg:y="7.9cm">
          <draw:text-box>
            <text:p>0V</text:p>
          </draw:text-box>
        </draw:frame>
        <draw:custom-shape draw:style-name="gr10" draw:text-style-name="P7" xml:id="id2" draw:id="id2" draw:layer="layout" svg:width="5.2cm" svg:height="3.25cm" svg:x="23.05cm" svg:y="5.9cm">
          <text:p text:style-name="P7">Adafruit 1733 anemo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21cm" svg:y1="12.25cm" svg:x2="25.65cm" svg:y2="9.15cm" draw:start-shape="id1" draw:start-glue-point="1" draw:end-shape="id2" draw:end-glue-point="8" svg:d="M21000 12250h4650v-3100" svg:viewBox="0 0 4651 3101">
          <text:p/>
        </draw:connector>
        <draw:frame draw:style-name="gr3" draw:text-style-name="P3" draw:layer="layout" svg:width="1.632cm" svg:height="1cm" svg:x="21.251cm" svg:y="11.4cm">
          <draw:text-box>
            <text:p>A0</text:p>
          </draw:text-box>
        </draw:frame>
        <draw:line draw:style-name="gr2" draw:text-style-name="P2" draw:layer="layout" svg:x1="20cm" svg:y1="8.5cm" svg:x2="23.52cm" svg:y2="8.5cm">
          <text:p/>
        </draw:line>
        <draw:line draw:style-name="gr2" draw:text-style-name="P2" draw:layer="layout" svg:x1="20cm" svg:y1="6.25cm" svg:x2="24cm" svg:y2="6.25cm">
          <text:p/>
        </draw:line>
        <draw:frame draw:style-name="gr3" draw:text-style-name="P3" draw:layer="layout" svg:width="1.632cm" svg:height="1cm" svg:x="20.051cm" svg:y="7.7cm">
          <draw:text-box>
            <text:p>0V</text:p>
          </draw:text-box>
        </draw:frame>
        <draw:frame draw:style-name="gr12" draw:text-style-name="P3" draw:layer="layout" svg:width="2.382cm" svg:height="1.073cm" svg:x="19.918cm" svg:y="5.427cm">
          <draw:text-box>
            <text:p>+V</text:p>
          </draw:text-box>
        </draw:frame>
        <draw:custom-shape draw:style-name="gr13" draw:text-style-name="P6" draw:layer="layout" svg:width="4.25cm" svg:height="2.25cm" svg:x="15cm" svg:y="2.5cm">
          <text:p text:style-name="P6">Rain gau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5cm" svg:y1="3.25cm" svg:x2="6.75cm" svg:y2="3.25cm">
          <text:p/>
        </draw:line>
        <draw:frame draw:style-name="gr14" draw:text-style-name="P3" draw:layer="layout" svg:width="3.065cm" svg:height="0.962cm" svg:x="3.95cm" svg:y="2.7cm">
          <draw:text-box>
            <text:p>GPIO 27</text:p>
          </draw:text-box>
        </draw:frame>
        <draw:line draw:style-name="gr2" draw:text-style-name="P2" draw:layer="layout" svg:x1="15.032cm" svg:y1="4.2cm" svg:x2="8.032cm" svg:y2="4.2cm">
          <text:p/>
        </draw:line>
        <draw:line draw:style-name="gr2" draw:text-style-name="P2" draw:layer="layout" svg:x1="8cm" svg:y1="8.43cm" svg:x2="8cm" svg:y2="4.18cm">
          <text:p/>
        </draw:line>
        <draw:frame draw:style-name="gr15" draw:text-style-name="P9" draw:layer="layout" svg:width="3.732cm" svg:height="0.878cm" svg:x="17.818cm" svg:y="15.372cm">
          <draw:text-box>
            <text:p text:style-name="P8">Temp senso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14:18:34.248137700</meta:creation-date>
    <dc:date>2025-09-14T18:22:13.160432989</dc:date>
    <meta:editing-duration>PT59M20S</meta:editing-duration>
    <meta:editing-cycles>11</meta:editing-cycles>
    <meta:generator>LibreOffice/7.4.7.2$Linux_x86 LibreOffice_project/40$Build-2</meta:generator>
    <meta:document-statistic meta:object-count="39"/>
  </office:meta>
</office:document-meta>
</file>